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8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/>August - 2009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94403" calcext:value-type="float">
            <text:p><text:s/>494,403 </text:p>
          </table:table-cell>
          <table:table-cell table:style-name="ce30" office:value-type="float" office:value="1652" calcext:value-type="float">
            <text:p><text:s/>1,652 </text:p>
          </table:table-cell>
          <table:table-cell table:style-name="ce30" office:value-type="float" office:value="26140" calcext:value-type="float">
            <text:p><text:s/>26,14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451973" calcext:value-type="float">
            <text:p><text:s/>451,97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54" calcext:value-type="float">
            <text:p><text:s/>154 </text:p>
          </table:table-cell>
          <table:table-cell table:style-name="ce30" office:value-type="float" office:value="13887" calcext:value-type="float">
            <text:p><text:s/>13,88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90" calcext:value-type="float">
            <text:p><text:s/>490 </text:p>
          </table:table-cell>
          <table:table-cell table:style-name="ce30" office:value-type="float" office:value="3403" calcext:value-type="float">
            <text:p><text:s/>3,403 </text:p>
          </table:table-cell>
          <table:table-cell table:style-name="ce30" office:value-type="float" office:value="2403" calcext:value-type="float">
            <text:p><text:s/>2,403 </text:p>
          </table:table-cell>
          <table:table-cell table:style-name="ce30" office:value-type="float" office:value="1000" calcext:value-type="float">
            <text:p><text:s/>1,000 </text:p>
          </table:table-cell>
          <table:table-cell table:style-name="ce30" office:value-type="float" office:value="102" calcext:value-type="float">
            <text:p><text:s/>102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21630" calcext:value-type="float">
            <text:p><text:s/>321,630 </text:p>
          </table:table-cell>
          <table:table-cell table:style-name="ce30" office:value-type="float" office:value="720" calcext:value-type="float">
            <text:p><text:s/>720 </text:p>
          </table:table-cell>
          <table:table-cell table:style-name="ce30" office:value-type="float" office:value="19145" calcext:value-type="float">
            <text:p><text:s/>19,1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89918" calcext:value-type="float">
            <text:p><text:s/>289,91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20" calcext:value-type="float">
            <text:p><text:s/>120 </text:p>
          </table:table-cell>
          <table:table-cell table:style-name="ce30" office:value-type="float" office:value="10802" calcext:value-type="float">
            <text:p><text:s/>10,80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28" calcext:value-type="float">
            <text:p><text:s/>228 </text:p>
          </table:table-cell>
          <table:table-cell table:style-name="ce30" office:value-type="float" office:value="2132" calcext:value-type="float">
            <text:p><text:s/>2,132 </text:p>
          </table:table-cell>
          <table:table-cell table:style-name="ce30" office:value-type="float" office:value="1765" calcext:value-type="float">
            <text:p><text:s/>1,765 </text:p>
          </table:table-cell>
          <table:table-cell table:style-name="ce30" office:value-type="float" office:value="367" calcext:value-type="float">
            <text:p><text:s/>367 </text:p>
          </table:table-cell>
          <table:table-cell table:style-name="ce30" office:value-type="float" office:value="61" calcext:value-type="float">
            <text:p><text:s/>61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0844" calcext:value-type="float">
            <text:p><text:s/>150,844 </text:p>
          </table:table-cell>
          <table:table-cell table:style-name="ce31" office:value-type="float" office:value="274" calcext:value-type="float">
            <text:p><text:s/>27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3758" calcext:value-type="float">
            <text:p><text:s/>143,758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6176" calcext:value-type="float">
            <text:p><text:s/>6,1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4" calcext:value-type="float">
            <text:p><text:s/>104 </text:p>
          </table:table-cell>
          <table:table-cell table:style-name="ce31" office:value-type="float" office:value="1054" calcext:value-type="float">
            <text:p><text:s/>1,054 </text:p>
          </table:table-cell>
          <table:table-cell table:style-name="ce31" office:value-type="float" office:value="910" calcext:value-type="float">
            <text:p><text:s/>910 </text:p>
          </table:table-cell>
          <table:table-cell table:style-name="ce31" office:value-type="float" office:value="144" calcext:value-type="float">
            <text:p><text:s/>144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18" calcext:value-type="float">
            <text:p><text:s/>2,318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6" calcext:value-type="float">
            <text:p><text:s/>5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7998" calcext:value-type="float">
            <text:p><text:s/>27,998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06" calcext:value-type="float">
            <text:p><text:s/>25,5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476" calcext:value-type="float">
            <text:p><text:s/>1,4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91" calcext:value-type="float">
            <text:p><text:s/>291 </text:p>
          </table:table-cell>
          <table:table-cell table:style-name="ce31" office:value-type="float" office:value="282" calcext:value-type="float">
            <text:p><text:s/>282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912" calcext:value-type="float">
            <text:p><text:s/>3,912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1" calcext:value-type="float">
            <text:p><text:s/>2,6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2" calcext:value-type="float">
            <text:p><text:s/>1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30" calcext:value-type="float">
            <text:p><text:s/>3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17" calcext:value-type="float">
            <text:p><text:s/>1,217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77" calcext:value-type="float">
            <text:p><text:s/>1,1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822" calcext:value-type="float">
            <text:p><text:s/>6,822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55" calcext:value-type="float">
            <text:p><text:s/>5,5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94" calcext:value-type="float">
            <text:p><text:s/>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46" calcext:value-type="float">
            <text:p><text:s/>4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996" calcext:value-type="float">
            <text:p><text:s/>4,996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492" calcext:value-type="float">
            <text:p><text:s/>4,4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56" calcext:value-type="float">
            <text:p><text:s/>25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1" calcext:value-type="float">
            <text:p><text:s/>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65" calcext:value-type="float">
            <text:p><text:s/>1,6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19" calcext:value-type="float">
            <text:p><text:s/>1,5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41" calcext:value-type="float">
            <text:p><text:s/>2,0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5" calcext:value-type="float">
            <text:p><text:s/>1,6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25" calcext:value-type="float">
            <text:p><text:s/>2,0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7" calcext:value-type="float">
            <text:p><text:s/>1,5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5" calcext:value-type="float">
            <text:p><text:s/>7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616" calcext:value-type="float">
            <text:p><text:s/>616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27" calcext:value-type="float">
            <text:p><text:s/>5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1" calcext:value-type="float">
            <text:p><text:s/>7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488" calcext:value-type="float">
            <text:p><text:s/>12,488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33" calcext:value-type="float">
            <text:p><text:s/>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4" calcext:value-type="float">
            <text:p><text:s/>114 </text:p>
          </table:table-cell>
          <table:table-cell table:style-name="ce31" office:value-type="float" office:value="90" calcext:value-type="float">
            <text:p><text:s/>90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57" calcext:value-type="float">
            <text:p><text:s/>12,857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5" calcext:value-type="float">
            <text:p><text:s/>11,9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81" calcext:value-type="float">
            <text:p><text:s/>38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41" calcext:value-type="float">
            <text:p><text:s/>3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485" calcext:value-type="float">
            <text:p><text:s/>2,485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8" calcext:value-type="float">
            <text:p><text:s/>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" calcext:value-type="float">
            <text:p><text:s/>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737" calcext:value-type="float">
            <text:p><text:s/>16,737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18" calcext:value-type="float">
            <text:p><text:s/>15,6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55" calcext:value-type="float">
            <text:p><text:s/>1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100" calcext:value-type="float">
            <text:p><text:s/>6,100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575" calcext:value-type="float">
            <text:p><text:s/>5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195" calcext:value-type="float">
            <text:p><text:s/>5,1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80" calcext:value-type="float">
            <text:p><text:s/>2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2082" calcext:value-type="float">
            <text:p><text:s/>32,082 </text:p>
          </table:table-cell>
          <table:table-cell table:style-name="ce31" office:value-type="float" office:value="136" calcext:value-type="float">
            <text:p><text:s/>136 </text:p>
          </table:table-cell>
          <table:table-cell table:style-name="ce31" office:value-type="float" office:value="3847" calcext:value-type="float">
            <text:p><text:s/>3,8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070" calcext:value-type="float">
            <text:p><text:s/>27,0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970" calcext:value-type="float">
            <text:p><text:s/>9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76" calcext:value-type="float">
            <text:p><text:s/>276 </text:p>
          </table:table-cell>
          <table:table-cell table:style-name="ce31" office:value-type="float" office:value="195" calcext:value-type="float">
            <text:p><text:s/>195 </text:p>
          </table:table-cell>
          <table:table-cell table:style-name="ce31" office:value-type="float" office:value="81" calcext:value-type="float">
            <text:p><text:s/>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51" calcext:value-type="float">
            <text:p><text:s/>15,751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9" calcext:value-type="float">
            <text:p><text:s/>39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291" calcext:value-type="float">
            <text:p><text:s/>18,29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472" calcext:value-type="float">
            <text:p><text:s/>14,4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181" calcext:value-type="float">
            <text:p><text:s/>1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9" calcext:value-type="float">
            <text:p><text:s/>2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126" calcext:value-type="float">
            <text:p><text:s/>79,126 </text:p>
          </table:table-cell>
          <table:table-cell table:style-name="ce30" office:value-type="float" office:value="453" calcext:value-type="float">
            <text:p><text:s/>453 </text:p>
          </table:table-cell>
          <table:table-cell table:style-name="ce30" office:value-type="float" office:value="6589" calcext:value-type="float">
            <text:p><text:s/>6,58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71016" calcext:value-type="float">
            <text:p><text:s/>71,0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1235" calcext:value-type="float">
            <text:p><text:s/>1,2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0" calcext:value-type="float">
            <text:p><text:s/>210 </text:p>
          </table:table-cell>
          <table:table-cell table:style-name="ce30" office:value-type="float" office:value="507" calcext:value-type="float">
            <text:p><text:s/>507 </text:p>
          </table:table-cell>
          <table:table-cell table:style-name="ce30" office:value-type="float" office:value="286" calcext:value-type="float">
            <text:p><text:s/>286 </text:p>
          </table:table-cell>
          <table:table-cell table:style-name="ce30" office:value-type="float" office:value="221" calcext:value-type="float">
            <text:p><text:s/>221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1430" calcext:value-type="float">
            <text:p><text:s/>91,430 </text:p>
          </table:table-cell>
          <table:table-cell table:style-name="ce30" office:value-type="float" office:value="479" calcext:value-type="float">
            <text:p><text:s/>47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283" calcext:value-type="float">
            <text:p><text:s/>89,2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1799" calcext:value-type="float">
            <text:p><text:s/>1,79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2" calcext:value-type="float">
            <text:p><text:s/>52 </text:p>
          </table:table-cell>
          <table:table-cell table:style-name="ce30" office:value-type="float" office:value="760" calcext:value-type="float">
            <text:p><text:s/>760 </text:p>
          </table:table-cell>
          <table:table-cell table:style-name="ce30" office:value-type="float" office:value="348" calcext:value-type="float">
            <text:p><text:s/>348 </text:p>
          </table:table-cell>
          <table:table-cell table:style-name="ce30" office:value-type="float" office:value="412" calcext:value-type="float">
            <text:p><text:s/>41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17" calcext:value-type="float">
            <text:p><text:s/>2,2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1" calcext:value-type="float">
            <text:p><text:s/>5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70" calcext:value-type="float">
            <text:p><text:s/>1,77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4" calcext:value-type="float">
            <text:p><text:s/>4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10:03:14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